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30fda" officeooo:paragraph-rsid="00230fda"/>
    </style:style>
    <style:style style:name="P4" style:family="paragraph" style:parent-style-name="Heading_20_3">
      <style:paragraph-properties fo:break-before="page"/>
      <style:text-properties officeooo:rsid="00230fda" officeooo:paragraph-rsid="00230fda"/>
    </style:style>
    <style:style style:name="P5" style:family="paragraph" style:parent-style-name="Heading_20_2">
      <style:text-properties officeooo:rsid="000aca01" officeooo:paragraph-rsid="001c49ac"/>
    </style:style>
    <style:style style:name="P6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7" style:family="paragraph" style:parent-style-name="Text_20_body">
      <style:text-properties officeooo:rsid="00230fda" officeooo:paragraph-rsid="00230fda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2">One Tin Soldier</text:span> (<text:span text:style-name="T2">The Original Caste</text:span>)</text:h>
      <text:h text:style-name="P5" text:outline-level="2">Time Signature: <text:span text:style-name="T1">4</text:span>/4 </text:h>
      <text:p text:style-name="P2">Chords: <text:span text:style-name="T2">Am, C, Em, F, G</text:span></text:p>
      <text:p text:style-name="P2">Tempo: <text:span text:style-name="T2">100</text:span> - 1<text:span text:style-name="T2">2</text:span>0 BPM</text:p>
      <text:p text:style-name="P1"/>
      <text:h text:style-name="P4" text:outline-level="3">[VERSE 1]</text:h>
      <text:p text:style-name="P3">C <text:s text:c="14"/>G <text:s text:c="5"/>Am </text:p>
      <text:p text:style-name="P3">Listen children to a story</text:p>
      <text:p text:style-name="P3"><text:s text:c="19"/>Em</text:p>
      <text:p text:style-name="P3">that was written long ago</text:p>
      <text:p text:style-name="P3">F <text:s text:c="17"/>C <text:s text:c="10"/></text:p>
      <text:p text:style-name="P3">'Bout a kingdom on a mountain, </text:p>
      <text:p text:style-name="P3"><text:s text:c="8"/>F <text:s text:c="13"/>G</text:p>
      <text:p text:style-name="P3">and the valley folk below</text:p>
      <text:p text:style-name="P3">C <text:s text:c="14"/>G <text:s text:c="13"/></text:p>
      <text:p text:style-name="P3">On the mountain was a treasure </text:p>
      <text:p text:style-name="P3">Am <text:s text:c="17"/>Em</text:p>
      <text:p text:style-name="P3">buried deep beneath a stone</text:p>
      <text:p text:style-name="P3">F <text:s text:c="14"/>C <text:s text:c="17"/></text:p>
      <text:p text:style-name="P3">And the valley people swore they'd </text:p>
      <text:p text:style-name="P3"><text:s text:c="4"/>F <text:s text:c="20"/>C</text:p>
      <text:p text:style-name="P3">have it for their very own.</text:p>
      <text:h text:style-name="Heading_20_3" text:outline-level="3">[CHORUS]</text:h>
      <text:p text:style-name="P3">C <text:s text:c="26"/>Em <text:s text:c="2"/></text:p>
      <text:p text:style-name="P3">Go ahead and hate your neighbor, </text:p>
      <text:p text:style-name="P3"><text:s text:c="7"/>F <text:s text:c="28"/>G</text:p>
      <text:p text:style-name="P3">go ahead and cheat a friend</text:p>
      <text:p text:style-name="P3">C <text:s text:c="22"/>Em <text:s text:c="2"/></text:p>
      <text:p text:style-name="P3">Do it in the name of heaven, </text:p>
      <text:p text:style-name="P3"><text:s text:c="13"/>F <text:s text:c="10"/>G</text:p>
      <text:p text:style-name="P3">you can justify it in the end</text:p>
      <text:p text:style-name="P3">C <text:s text:c="30"/>Em <text:s text:c="2"/></text:p>
      <text:p text:style-name="P3">There won't be any trumpets blowing, </text:p>
      <text:p text:style-name="P3"><text:s text:c="4"/>F <text:s text:c="19"/>C <text:s text:c="5"/></text:p>
      <text:p text:style-name="P3">come the judgment day</text:p>
      <text:p text:style-name="P3">(No Chord) <text:s text:c="21"/></text:p>
      <text:p text:style-name="P3">On the bloody morning after - </text:p>
      <text:p text:style-name="P3"><text:s text:c="3"/>F <text:s text:c="21"/>C</text:p>
      <text:p text:style-name="P3">one tin soldier rides away.</text:p>
      <text:p text:style-name="P3"/>
      <text:h text:style-name="Heading_20_3" text:outline-level="3"><text:soft-page-break/>[VERSE 2]</text:h>
      <text:p text:style-name="P3">C <text:s text:c="14"/>G <text:s text:c="10"/></text:p>
      <text:p text:style-name="P3">So the people of the valley </text:p>
      <text:p text:style-name="P3"><text:s text:c="3"/>Am <text:s text:c="12"/>Em</text:p>
      <text:p text:style-name="P3">sent a message up the hill</text:p>
      <text:p text:style-name="P3">F <text:s text:c="14"/>C <text:s text:c="14"/></text:p>
      <text:p text:style-name="P3">Asking for the buried treasure, </text:p>
      <text:p text:style-name="P3"><text:s text:c="2"/>F <text:s text:c="26"/>G</text:p>
      <text:p text:style-name="P3">tons of gold for which they'd kill</text:p>
      <text:p text:style-name="P3">C <text:s text:c="17"/>G <text:s text:c="12"/></text:p>
      <text:p text:style-name="P3">Came an answer from the kingdom: </text:p>
      <text:p text:style-name="P3"><text:s text:c="6"/>Am <text:s text:c="12"/></text:p>
      <text:p text:style-name="P3">"With our brothers we will share</text:p>
      <text:p text:style-name="P3">F <text:s text:c="14"/>C <text:s text:c="15"/></text:p>
      <text:p text:style-name="P3">All the secrets of our mountain, </text:p>
      <text:p text:style-name="P3"><text:s text:c="2"/>F <text:s text:c="17"/>C</text:p>
      <text:p text:style-name="P3">all the riches buried there."</text:p>
      <text:h text:style-name="Heading_20_3" text:outline-level="3">[CHORUS]</text:h>
      <text:p text:style-name="P3">C <text:s text:c="26"/>Em <text:s text:c="2"/></text:p>
      <text:p text:style-name="P3">Go ahead and hate your neighbor, </text:p>
      <text:p text:style-name="P3"><text:s text:c="7"/>F <text:s text:c="28"/>G</text:p>
      <text:p text:style-name="P3">go ahead and cheat a friend</text:p>
      <text:p text:style-name="P3">C <text:s text:c="22"/>Em <text:s text:c="2"/></text:p>
      <text:p text:style-name="P3">Do it in the name of heaven, </text:p>
      <text:p text:style-name="P3"><text:s text:c="13"/>F <text:s text:c="10"/>G</text:p>
      <text:p text:style-name="P3">you can justify it in the end</text:p>
      <text:p text:style-name="P3">C <text:s text:c="30"/>Em <text:s text:c="2"/></text:p>
      <text:p text:style-name="P3">There won't be any trumpets blowing, </text:p>
      <text:p text:style-name="P3"><text:s text:c="4"/>F <text:s text:c="19"/>C <text:s text:c="5"/></text:p>
      <text:p text:style-name="P3">come the judgment day</text:p>
      <text:p text:style-name="P3">(No Chord) <text:s text:c="21"/></text:p>
      <text:p text:style-name="P3">On the bloody morning after - </text:p>
      <text:p text:style-name="P3"><text:s text:c="3"/>F <text:s text:c="21"/>C</text:p>
      <text:p text:style-name="P3">one tin soldier rides away.</text:p>
      <text:h text:style-name="Heading_20_3" text:outline-level="3">[VERSE 3]</text:h>
      <text:p text:style-name="P3">C <text:s text:c="17"/>G <text:s text:c="12"/></text:p>
      <text:p text:style-name="P3">Now the valley cried with anger, </text:p>
      <text:p text:style-name="P3"><text:s text:c="2"/>Am <text:s text:c="19"/>Em <text:s/></text:p>
      <text:p text:style-name="P3">mount your horses, draw your sword!</text:p>
      <text:p text:style-name="P3">F <text:s text:c="22"/>C <text:s text:c="11"/></text:p>
      <text:p text:style-name="P3">And they killed the mountain people, </text:p>
      <text:p text:style-name="P3"/>
      <text:p text:style-name="P3"><text:soft-page-break/><text:s text:c="11"/>F <text:s text:c="28"/>G</text:p>
      <text:p text:style-name="P3">sure they’d won their just reward</text:p>
      <text:p text:style-name="P3">C <text:s text:c="15"/>G <text:s text:c="16"/></text:p>
      <text:p text:style-name="P3">Now they stood beside the treasure </text:p>
      <text:p text:style-name="P3"><text:s text:c="4"/>Am <text:s text:c="13"/>Em</text:p>
      <text:p text:style-name="P3">on the mountain dark and red</text:p>
      <text:p text:style-name="P3">F <text:s text:c="22"/>C</text:p>
      <text:p text:style-name="P3">Turned the stone and looked beneath it - </text:p>
      <text:p text:style-name="P3">F <text:s text:c="30"/>C</text:p>
      <text:p text:style-name="P3">"Peace on Earth" was all it said.</text:p>
      <text:h text:style-name="Heading_20_3" text:outline-level="3">[CHORUS]</text:h>
      <text:p text:style-name="P3">C <text:s text:c="26"/>Em <text:s text:c="2"/></text:p>
      <text:p text:style-name="P3">Go ahead and hate your neighbor, </text:p>
      <text:p text:style-name="P3"><text:s text:c="7"/>F <text:s text:c="28"/>G</text:p>
      <text:p text:style-name="P3">go ahead and cheat a friend</text:p>
      <text:p text:style-name="P3">C <text:s text:c="22"/>Em <text:s text:c="2"/></text:p>
      <text:p text:style-name="P3">Do it in the name of heaven, </text:p>
      <text:p text:style-name="P3"><text:s text:c="13"/>F <text:s text:c="10"/>G</text:p>
      <text:p text:style-name="P3">you can justify it in the end</text:p>
      <text:p text:style-name="P3">C <text:s text:c="30"/>Em <text:s text:c="2"/></text:p>
      <text:p text:style-name="P3">There won't be any trumpets blowing, </text:p>
      <text:p text:style-name="P3"><text:s text:c="4"/>F <text:s text:c="19"/>C <text:s text:c="5"/></text:p>
      <text:p text:style-name="P3">come the judgment day</text:p>
      <text:p text:style-name="P3">(No Chord) <text:s text:c="21"/></text:p>
      <text:p text:style-name="P3">On the bloody morning after - </text:p>
      <text:p text:style-name="P3"><text:s text:c="3"/>F <text:s text:c="21"/>C</text:p>
      <text:p text:style-name="P3">one tin soldier rides 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7M28S</meta:editing-duration>
    <meta:editing-cycles>20</meta:editing-cycles>
    <meta:generator>LibreOffice/5.2.5.1$MacOSX_X86_64 LibreOffice_project/0312e1a284a7d50ca85a365c316c7abbf20a4d22</meta:generator>
    <dc:title>Lyrics + Chords</dc:title>
    <dc:date>2017-04-04T12:19:22.764946000</dc:date>
    <meta:print-date>2017-04-03T12:23:29.985893000</meta:print-date>
    <meta:document-statistic meta:table-count="0" meta:image-count="0" meta:object-count="0" meta:page-count="4" meta:paragraph-count="106" meta:word-count="407" meta:character-count="3052" meta:non-whitespace-character-count="145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